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2.712cm" table:align="left"/>
    </style:style>
    <style:style style:name="Таблица1.A" style:family="table-column">
      <style:table-column-properties style:column-width="0.639cm"/>
    </style:style>
    <style:style style:name="Таблица1.B" style:family="table-column">
      <style:table-column-properties style:column-width="4.436cm"/>
    </style:style>
    <style:style style:name="Таблица1.C" style:family="table-column">
      <style:table-column-properties style:column-width="2.425cm"/>
    </style:style>
    <style:style style:name="Таблица1.D" style:family="table-column">
      <style:table-column-properties style:column-width="5.212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4.06cm" table:align="left"/>
    </style:style>
    <style:style style:name="Таблица2.A" style:family="table-column">
      <style:table-column-properties style:column-width="0.639cm"/>
    </style:style>
    <style:style style:name="Таблица2.B" style:family="table-column">
      <style:table-column-properties style:column-width="5.784cm"/>
    </style:style>
    <style:style style:name="Таблица2.C" style:family="table-column">
      <style:table-column-properties style:column-width="2.425cm"/>
    </style:style>
    <style:style style:name="Таблица2.D" style:family="table-column">
      <style:table-column-properties style:column-width="5.212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2">
      <style:text-properties officeooo:paragraph-rsid="0019083a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paragraph-properties fo:break-before="page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2"/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T1" style:family="text">
      <style:text-properties officeooo:rsid="0012bd8d"/>
    </style:style>
    <style:style style:name="T2" style:family="text">
      <style:text-properties officeooo:rsid="001586f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ОФИЙСКИ УНИВЕРСИТЕТ „СВ. КЛИМЕНТ ОХРИДСКИ“</text:h>
      <text:h text:style-name="Heading_20_2" text:outline-level="2">Факултет по математика и информатика</text:h>
      <text:h text:style-name="Heading_20_3" text:outline-level="3">Магистърска програма: Вградени системи</text:h>
      <text:h text:style-name="Heading_20_3" text:outline-level="3">Дисциплина: Проектиране на роботизирани системи</text:h>
      <text:p text:style-name="Horizontal_20_Line"/>
      <text:h text:style-name="Heading_20_2" text:outline-level="2">КУРСОВ ПРОЕКТ</text:h>
      <text:h text:style-name="Heading_20_3" text:outline-level="3">Тема:</text:h>
      <text:p text:style-name="Text_20_body"><text:span text:style-name="Strong_20_Emphasis">Проектиране и реализация на вградена система за детекция на стрес (полиграфски тип) на базата на Arduino </text:span><text:span text:style-name="Strong_20_Emphasis"><text:span text:style-name="T2">(Мини детектор на лъжата с Arduino)</text:span></text:span></text:p>
      <text:p text:style-name="Horizontal_20_Line"/>
      <text:h text:style-name="Heading_20_3" text:outline-level="3">Изготвил:</text:h>
      <text:p text:style-name="Text_20_body">Име, презиме, фамилия: ...Галя Георгиева Додова....<text:line-break/>Факултетен номер: .......<text:span text:style-name="T1">45616</text:span>......................................<text:line-break/>Специалност: Информатика</text:p>
      <text:h text:style-name="Heading_20_3" text:outline-level="3">Ръководител:</text:h>
      <text:p text:style-name="Text_20_body">доц. Йоаннис Патиас</text:p>
      <text:h text:style-name="Heading_20_3" text:outline-level="3"/>
      <text:p text:style-name="P7"/>
      <text:h text:style-name="Heading_20_2" text:outline-level="2">1. Въведение</text:h>
      <text:p text:style-name="Text_20_body">Съвременните вградени системи намират широко приложение в роботиката, биомедицинската техника и интелигентните системи за мониторинг. Настоящият курсов проект демонстрира проектиране и реализация на учебна вградена система, която симулира събиране и обработка на биометрични данни и извежда индикативна оценка за нивото на стрес. Проектът е разработен с учебна цел и не представлява медицинско или правно средство за диагностика.</text:p>
      <text:p text:style-name="Text_20_body">Целта е да се демонстрира алгоритъм за вземане на решение – ALERT/NORMAL – чрез Arduino платка, използвайки <text:span text:style-name="Strong_20_Emphasis">симулирани физиологични показатели</text:span>, визуализирани чрез LED и Serial Monitor.</text:p>
      <text:p text:style-name="Text_20_body"/>
      <text:p text:style-name="Horizontal_20_Line"/>
      <text:h text:style-name="Heading_20_2" text:outline-level="2">2. Задание на проекта</text:h>
      <text:p text:style-name="Text_20_body">Да се проектира и реализира вградена система, базирана на Arduino, която:</text:p>
      <text:list text:style-name="L6">
        <text:list-item>
          <text:p text:style-name="P8">Извършва симулирани измервания на физиологични параметри</text:p>
        </text:list-item>
        <text:list-item>
          <text:p text:style-name="P8">Обработва данните в реално време</text:p>
        </text:list-item>
        <text:list-item>
          <text:p text:style-name="P8">Извежда резултат чрез LED индикатор и Serial Monitor</text:p>
        </text:list-item>
        <text:list-item>
          <text:p text:style-name="P8">Демонстрира модулна и лесно разширяема структура</text:p>
        </text:list-item>
      </text:list>
      <text:p text:style-name="Text_20_body"/>
      <text:p text:style-name="Horizontal_20_Line"/>
      <text:h text:style-name="Heading_20_2" text:outline-level="2">3. Описание на проблема и средата на работа</text:h>
      <text:p text:style-name="Text_20_body">Психологическият стрес често води до измерими физиологични промени, като ускорен пулс, промяна в кожната проводимост и минимални температурни отклонения. Тези показатели се използват в професионални полиграфски системи за индиректна оценка на достоверността на отговорите.</text:p>
      <text:p text:style-name="Text_20_body">Разработената система оперира в контролирана лабораторна среда. Тя използва достъпни хардуерни компоненти и отворена софтуерна платформа, което я прави подходяща за учебни цели и експериментални разработки.</text:p>
      <text:p text:style-name="Horizontal_20_Line"/>
      <text:h text:style-name="Heading_20_2" text:outline-level="2"/>
      <text:h text:style-name="P1" text:outline-level="2">4. Хардуерна архитектура</text:h>
      <text:p text:style-name="Text_20_body">Системата е изградена около микроконтролер <text:span text:style-name="Strong_20_Emphasis">Arduino Uno</text:span>, който изпълнява ролята на централен управляващ модул. В проекта се разглеждат два варианта на реализация:</text:p>
      <text:p text:style-name="Text_20_body"><text:span text:style-name="Strong_20_Emphasis">Вариант 1: Симулация (минимален вариант, без допълнителни сензори)</text:span></text:p>
      <text:list text:style-name="L9">
        <text:list-item>
          <text:p text:style-name="P11">Вграден LED на пин 13 – визуална индикация на ALERT/NORMAL</text:p>
        </text:list-item>
        <text:list-item>
          <text:p text:style-name="P11">Serial Monitor – показва симулирани стойности и състояние</text:p>
        </text:list-item>
      </text:list>
      <text:p text:style-name="Text_20_body"><text:span text:style-name="Strong_20_Emphasis">Вариант 2: Реални сензори (по избор за разширена функционалност)</text:span></text:p>
      <text:list text:style-name="L10">
        <text:list-item>
          <text:p text:style-name="P12">Сензор за пулс (PPG) – измерва сърдечната честота</text:p>
        </text:list-item>
        <text:list-item>
          <text:p text:style-name="P12">Температурен сензор DS18B20 – измерва телесна температура</text:p>
        </text:list-item>
        <text:list-item>
          <text:p text:style-name="P12">LED диоди и резистори – визуална индикация</text:p>
        </text:list-item>
        <text:list-item>
          <text:p text:style-name="P12">Breadboard и jumper кабели – за лесно свързване на компонентите</text:p>
        </text:list-item>
      </text:list>
      <text:p text:style-name="Quotations">Забележка: GSR сензор и LCD дисплей могат да се добавят допълнително, но не са задължителни за минимален вариант.</text:p>
      <text:p text:style-name="Text_20_body"/>
      <text:p text:style-name="Horizontal_20_Line"/>
      <text:h text:style-name="P2" text:outline-level="2">5. Използвани компоненти и бюджет</text:h>
      <text:h text:style-name="P2" text:outline-level="2"><text:span text:style-name="Strong_20_Emphasis"><text:span text:style-name="T3">Вариант 1 – Симулация (минимален комплект, без допълнителни сензори)</text:span>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Table_20_Heading">№</text:p>
            </table:table-cell>
            <table:table-cell table:style-name="Таблица1.A1" office:value-type="string">
              <text:p text:style-name="Table_20_Heading">Компонент</text:p>
            </table:table-cell>
            <table:table-cell table:style-name="Таблица1.A1" office:value-type="string">
              <text:p text:style-name="Table_20_Heading">Количество</text:p>
            </table:table-cell>
            <table:table-cell table:style-name="Таблица1.A1" office:value-type="string">
              <text:p text:style-name="Table_20_Heading">Приблизителна цена (лв.)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Arduino Uno</text:p>
          </table:table-cell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25.00</text:p>
          </table:table-cell>
        </table:table-row>
        <table:table-row>
          <table:table-cell table:style-name="Таблица1.A1" office:value-type="string">
            <text:p text:style-name="Table_20_Contents">2</text:p>
          </table:table-cell>
          <table:table-cell table:style-name="Таблица1.A1" office:value-type="string">
            <text:p text:style-name="Table_20_Contents">Вграден LED на пин 13</text:p>
          </table:table-cell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включен</text:p>
          </table:table-cell>
        </table:table-row>
        <table:table-row>
          <table:table-cell table:style-name="Таблица1.A1" office:value-type="string">
            <text:p text:style-name="Table_20_Contents">3</text:p>
          </table:table-cell>
          <table:table-cell table:style-name="Таблица1.A1" office:value-type="string">
            <text:p text:style-name="Table_20_Contents">Serial Monitor</text:p>
          </table:table-cell>
          <table:table-cell table:style-name="Таблица1.A1" office:value-type="string">
            <text:p text:style-name="Table_20_Contents">–</text:p>
          </table:table-cell>
          <table:table-cell table:style-name="Таблица1.A1" office:value-type="string">
            <text:p text:style-name="Table_20_Contents">включен</text:p>
          </table:table-cell>
        </table:table-row>
      </table:table>
      <text:p text:style-name="Text_20_body"><text:span text:style-name="Strong_20_Emphasis">Обща ориентировъчна стойност:</text:span> 25 лв.</text:p>
      <text:p text:style-name="Quotations">Бележка: Този вариант използва само Arduino и вградените ресурси за демонстрация чрез симулирани данни.</text:p>
      <text:p text:style-name="Horizontal_20_Line"/>
      <text:p text:style-name="Text_20_body"><text:span text:style-name="Strong_20_Emphasis">Вариант 2 – Реални сензори (разширен вариант)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Table_20_Heading">№</text:p>
            </table:table-cell>
            <table:table-cell table:style-name="Таблица2.A1" office:value-type="string">
              <text:p text:style-name="Table_20_Heading">Компонент</text:p>
            </table:table-cell>
            <table:table-cell table:style-name="Таблица2.A1" office:value-type="string">
              <text:p text:style-name="Table_20_Heading">Количество</text:p>
            </table:table-cell>
            <table:table-cell table:style-name="Таблица2.A1" office:value-type="string">
              <text:p text:style-name="Table_20_Heading">Приблизителна цена (лв.)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Arduino Uno</text:p>
          </table:table-cell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25.00</text:p>
          </table:table-cell>
        </table:table-row>
        <table:table-row>
          <table:table-cell table:style-name="Таблица2.A1" office:value-type="string">
            <text:p text:style-name="Table_20_Contents">2</text:p>
          </table:table-cell>
          <table:table-cell table:style-name="Таблица2.A1" office:value-type="string">
            <text:p text:style-name="Table_20_Contents">Pulse Sensor (PPG)</text:p>
          </table:table-cell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8.50</text:p>
          </table:table-cell>
        </table:table-row>
        <table:table-row>
          <table:table-cell table:style-name="Таблица2.A1" office:value-type="string">
            <text:p text:style-name="Table_20_Contents">3</text:p>
          </table:table-cell>
          <table:table-cell table:style-name="Таблица2.A1" office:value-type="string">
            <text:p text:style-name="Table_20_Contents">Температурен сензор DS18B20</text:p>
          </table:table-cell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4.00</text:p>
          </table:table-cell>
        </table:table-row>
        <table:table-row>
          <table:table-cell table:style-name="Таблица2.A1" office:value-type="string">
            <text:p text:style-name="Table_20_Contents">4</text:p>
          </table:table-cell>
          <table:table-cell table:style-name="Таблица2.A1" office:value-type="string">
            <text:p text:style-name="Table_20_Contents">LED диоди и резистори</text:p>
          </table:table-cell>
          <table:table-cell table:style-name="Таблица2.A1" office:value-type="string">
            <text:p text:style-name="Table_20_Contents">комплект</text:p>
          </table:table-cell>
          <table:table-cell table:style-name="Таблица2.A1" office:value-type="string">
            <text:p text:style-name="Table_20_Contents">3.00</text:p>
          </table:table-cell>
        </table:table-row>
        <table:table-row>
          <table:table-cell table:style-name="Таблица2.A1" office:value-type="string">
            <text:p text:style-name="Table_20_Contents">5</text:p>
          </table:table-cell>
          <table:table-cell table:style-name="Таблица2.A1" office:value-type="string">
            <text:p text:style-name="Table_20_Contents">Breadboard и jumper кабели</text:p>
          </table:table-cell>
          <table:table-cell table:style-name="Таблица2.A1" office:value-type="string">
            <text:p text:style-name="Table_20_Contents">комплект</text:p>
          </table:table-cell>
          <table:table-cell table:style-name="Таблица2.A1" office:value-type="string">
            <text:p text:style-name="Table_20_Contents">8.00</text:p>
          </table:table-cell>
        </table:table-row>
      </table:table>
      <text:p text:style-name="Text_20_body"><text:span text:style-name="Strong_20_Emphasis">Обща ориентировъчна стойност:</text:span> 48.50 лв.</text:p>
      <text:p text:style-name="Quotations"><text:soft-page-break/>Бележка: GSR сензор и LCD дисплей могат да се добавят по желание за допълнителна функционалност, но не са задължителни за минимален работещ вариант.</text:p>
      <text:p text:style-name="Text_20_body"/>
      <text:p text:style-name="Horizontal_20_Line"/>
      <text:h text:style-name="Heading_20_2" text:outline-level="2">6. Алгоритъм на програмната реализация</text:h>
      <text:p text:style-name="Text_20_body">Алгоритъмът на работа включва следните стъпки за <text:span text:style-name="Strong_20_Emphasis">и двата варианта</text:span>:</text:p>
      <text:list text:style-name="L12">
        <text:list-item>
          <text:p text:style-name="P13">Инициализация на хардуерните ресурси и комуникационните интерфейси (Arduino, LED, Serial Monitor)</text:p>
        </text:list-item>
        <text:list-item>
          <text:p text:style-name="P13"><text:span text:style-name="Strong_20_Emphasis">Вариант 1 – Симулация:</text:span> генериране на случайни стойности за „пулс“ и „температура“<text:line-break/><text:span text:style-name="Strong_20_Emphasis">Вариант 2 – Реални сензори:</text:span> четене на данни от Pulse Sensor и DS18B20</text:p>
        </text:list-item>
        <text:list-item>
          <text:p text:style-name="P13">Филтриране и нормализация на данните</text:p>
        </text:list-item>
        <text:list-item>
          <text:p text:style-name="P13">Изчисляване на комбиниран показател за стрес</text:p>
        </text:list-item>
        <text:list-item>
          <text:p text:style-name="P13">Сравнение с предварително зададен праг</text:p>
        </text:list-item>
        <text:list-item>
          <text:p text:style-name="P13">Визуализация на резултата чрез LED и Serial Monitor</text:p>
        </text:list-item>
        <text:list-item>
          <text:p text:style-name="P13">Повторение на цикъла</text:p>
        </text:list-item>
      </text:list>
      <text:p text:style-name="Text_20_body"/>
      <text:p text:style-name="Horizontal_20_Line"/>
      <text:h text:style-name="Heading_20_2" text:outline-level="2">7. Блок-схема на системата</text:h>
      <text:p text:style-name="Text_20_body"><text:span text:style-name="Strong_20_Emphasis">Текстово описание:</text:span></text:p>
      <text:p text:style-name="Text_20_body">Начало → Инициализация → Симулация или четене от сензори </text:p>
      <text:p text:style-name="Text_20_body">→ Обработка на данни → Сравнение с праг → ALERT/NORMAL </text:p>
      <text:p text:style-name="Text_20_body">→ LED / Serial Monitor → Повторение на цикъла</text:p>
      <text:p text:style-name="Text_20_body"/>
      <text:p text:style-name="Text_20_body">Заб. Схемата е еднаква и за двата варианта; единствената разлика е източникът на данни.</text:p>
      <text:p text:style-name="Horizontal_20_Line"/>
      <text:h text:style-name="Heading_20_2" text:outline-level="2"/>
      <text:h text:style-name="P1" text:outline-level="2">8. Source code </text:h>
      <text:p text:style-name="Text_20_body"/>
      <text:p text:style-name="P14">Вариант 1 – Симулация:</text:p>
      <text:p text:style-name="Text_20_body">const int ledPin = 13;</text:p>
      <text:p text:style-name="Text_20_body">int simulatedScore = 0;</text:p>
      <text:p text:style-name="Text_20_body"/>
      <text:p text:style-name="Text_20_body">void setup() {</text:p>
      <text:p text:style-name="Text_20_body"><text:s text:c="2"/>pinMode(ledPin, OUTPUT);</text:p>
      <text:p text:style-name="Text_20_body"><text:s text:c="2"/>Serial.begin(9600);</text:p>
      <text:p text:style-name="Text_20_body">}</text:p>
      <text:p text:style-name="Text_20_body"/>
      <text:p text:style-name="Text_20_body">void loop() {</text:p>
      <text:p text:style-name="Text_20_body"><text:s text:c="2"/>simulatedScore = random(80, 120);</text:p>
      <text:p text:style-name="Text_20_body"/>
      <text:p text:style-name="Text_20_body"><text:s text:c="2"/>if (simulatedScore &gt; 110) {</text:p>
      <text:p text:style-name="Text_20_body"><text:s text:c="4"/>digitalWrite(ledPin, HIGH);</text:p>
      <text:p text:style-name="Text_20_body"><text:s text:c="4"/>Serial.println("ALERT: Elevated stress level");</text:p>
      <text:p text:style-name="Text_20_body"><text:s text:c="2"/>} else {</text:p>
      <text:p text:style-name="Text_20_body"><text:s text:c="4"/>digitalWrite(ledPin, LOW);</text:p>
      <text:p text:style-name="Text_20_body"><text:s text:c="4"/>Serial.println("Normal physiological state");</text:p>
      <text:p text:style-name="Text_20_body"><text:s text:c="2"/>}</text:p>
      <text:p text:style-name="Text_20_body"/>
      <text:p text:style-name="Text_20_body"><text:s text:c="2"/>delay(1000);</text:p>
      <text:p text:style-name="Text_20_body">}</text:p>
      <text:p text:style-name="Text_20_body"><text:span text:style-name="Strong_20_Emphasis">Вариант 2 – Реални сензори (по избор):</text:span></text:p>
      <text:list text:style-name="L13">
        <text:list-item>
          <text:p text:style-name="P15">Pulse Sensor и DS18B20 се четат чрез съответните библиотеки</text:p>
        </text:list-item>
        <text:list-item>
          <text:p text:style-name="P15">Резултатите се подават на същия алгоритъм вместо <text:span text:style-name="Source_20_Text">random()</text:span></text:p>
        </text:list-item>
        <text:list-item>
          <text:p text:style-name="P15">Визуализацията остава: LED и Serial Monitor</text:p>
        </text:list-item>
      </text:list>
      <text:p text:style-name="Text_20_body"/>
      <text:p text:style-name="Preformatted_20_Text"><text:span text:style-name="Source_20_Text"/></text:p>
      <text:p text:style-name="Horizontal_20_Line"/>
      <text:h text:style-name="Heading_20_3" text:outline-level="3"><text:soft-page-break/>9. Оценка на ефективността и възможности за развитие</text:h>
      <text:list text:style-name="L14">
        <text:list-item>
          <text:p text:style-name="P16">Проектът демонстрира <text:span text:style-name="Strong_20_Emphasis">основните принципи на работа на вградена система</text:span> и алгоритъм за оценка на състоянието на индивид</text:p>
        </text:list-item>
        <text:list-item>
          <text:p text:style-name="P16"><text:span text:style-name="Strong_20_Emphasis">Предимства:</text:span></text:p>
          <text:list>
            <text:list-item>
              <text:p text:style-name="P16">Минимален вариант – ниска цена и бърза демонстрация</text:p>
            </text:list-item>
            <text:list-item>
              <text:p text:style-name="P16">Симулацията позволява показване на алгоритъм и обработка на данни без реални сензори</text:p>
            </text:list-item>
            <text:list-item>
              <text:p text:style-name="P16">Модулна структура – лесно добавяне на нови сензори и функции</text:p>
            </text:list-item>
          </text:list>
        </text:list-item>
        <text:list-item>
          <text:p text:style-name="P16"><text:span text:style-name="Strong_20_Emphasis">Възможни подобрения:</text:span></text:p>
          <text:list>
            <text:list-item>
              <text:p text:style-name="P16">Реални сензори (GSR, LCD) за по-пълна демонстрация</text:p>
            </text:list-item>
            <text:list-item>
              <text:p text:style-name="P16">Запис и статистическа обработка на данни</text:p>
            </text:list-item>
            <text:list-item>
              <text:p text:style-name="P16">Разширени алгоритми за анализ</text:p>
            </text:list-item>
            <text:list-item>
              <text:p text:style-name="P16">Безжична комуникация и интеграция с мобилни/уеб приложения</text:p>
            </text:list-item>
          </text:list>
        </text:list-item>
      </text:list>
      <text:p text:style-name="Horizontal_20_Line"/>
      <text:h text:style-name="Heading_20_3" text:outline-level="3">10. Заключение</text:h>
      <text:p text:style-name="Text_20_body">Проектът изпълнява поставените изисквания и демонстрира практически умения по проектиране, реализация и анализ на вградени системи. Той може да бъде представен в два варианта:</text:p>
      <text:list text:style-name="L15">
        <text:list-item>
          <text:p text:style-name="P17"><text:span text:style-name="Strong_20_Emphasis">Вариант 1 – Симулация:</text:span> изцяло с Arduino и Serial Monitor, без допълнителни разходи</text:p>
        </text:list-item>
        <text:list-item>
          <text:p text:style-name="P17"><text:span text:style-name="Strong_20_Emphasis">Вариант 2 – Реални сензори:</text:span> с Pulse Sensor и DS18B20 за реални измервания, минимален комплект за визуализация чрез LED</text:p>
        </text:list-item>
      </text:list>
      <text:p text:style-name="Text_20_body">Проектът е подходящ за учебни цели и служи като основа за бъдещо разширение в областта на интелигентните биометрични системи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3:58:19.360436405</meta:creation-date>
    <dc:date>2025-12-31T14:26:39.897770485</dc:date>
    <meta:editing-duration>PT3M33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6" meta:paragraph-count="135" meta:word-count="872" meta:character-count="6029" meta:non-whitespace-character-count="5272"/>
  </office:meta>
</office:document-meta>
</file>